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3">
  <office:scripts/>
  <office:font-face-decls>
    <style:font-face style:name="FreeSans" style:font-pitch="variable" svg:font-family="FreeSans" style:font-family-generic="system"/>
    <style:font-face style:name="Liberation Sans" style:font-pitch="variable" svg:font-family="'Liberation Sans'" style:font-family-generic="swiss"/>
    <style:font-face style:name="Lohit Devanagari" style:font-pitch="variable" svg:font-family="'Lohit Devanagari'" style:font-family-generic="system"/>
    <style:font-face style:name="Nimbus Sans" style:font-pitch="variable" svg:font-family="'Nimbus Sans'" style:font-family-generic="swiss"/>
    <style:font-face style:name="Noto Sans" style:font-pitch="variable" svg:font-family="'Noto Sans'" style:font-family-generic="system"/>
    <style:font-face style:name="Noto Sans CJK SC" style:font-pitch="variable" svg:font-family="'Noto Sans CJK SC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o1" style:family="table-column">
      <style:table-column-properties style:column-width="0.617cm" fo:break-before="auto"/>
    </style:style>
    <style:style style:name="co2" style:family="table-column">
      <style:table-column-properties style:column-width="2.258cm" fo:break-before="auto"/>
    </style:style>
    <style:style style:name="co3" style:family="table-column">
      <style:table-column-properties style:column-width="1.004cm" fo:break-before="auto"/>
    </style:style>
    <style:style style:name="ro1" style:family="table-row">
      <style:table-row-properties style:use-optimal-row-height="true" style:row-height="0.452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able-cell-properties fo:border="0.51pt solid #000000" fo:background-color="#e6e6ff" style:vertical-align="middle"/>
      <style:text-properties fo:font-weight="bold" style:font-size-asian="8pt" style:font-size-complex="8pt" fo:font-size="8pt" style:font-weight-asian="bold" style:font-weight-complex="bold"/>
    </style:style>
    <style:style style:name="ce4" style:parent-style-name="Default" style:family="table-cell">
      <style:table-cell-properties fo:border="0.51pt solid #000000" style:vertical-align="middle"/>
      <style:text-properties style:font-size-asian="8pt" fo:font-size="8pt" style:font-size-complex="8pt"/>
    </style:style>
    <style:style style:name="ce5" style:parent-style-name="Default" style:family="table-cell">
      <style:table-cell-properties style:vertical-align="middle" style:repeat-content="false" fo:background-color="#e6e6ff" fo:border="0.51pt solid #000000" style:text-align-source="fix"/>
      <style:paragraph-properties fo:text-align="center" fo:margin-left="0cm"/>
      <style:text-properties fo:font-weight="bold" style:font-size-asian="8pt" style:font-size-complex="8pt" fo:font-size="8pt" style:font-weight-asian="bold" style:font-weight-complex="bold"/>
    </style:style>
    <style:style style:name="gr1" style:parent-style-name="Default" style:family="graphic">
      <style:graphic-properties draw:textarea-horizontal-align="center" draw:ole-draw-aspect="1" loext:decorative="false" draw:stroke="none" draw:fill="none" draw:textarea-vertical-align="middle"/>
      <style:paragraph-properties fo:text-align="center"/>
    </style:style>
    <style:style style:name="gr2" style:parent-style-name="Note" style:family="graphic">
      <style:graphic-properties fo:min-height="0.667cm" loext:decorative="false"/>
      <style:paragraph-properties style:writing-mode="lr-tb"/>
      <style:text-properties style:font-size-asian="8pt" fo:font-size="8pt" style:font-size-complex="8pt"/>
    </style:style>
    <style:style style:name="gr3" style:parent-style-name="Note" style:family="graphic">
      <style:graphic-properties fo:min-height="0.341cm" loext:decorative="false"/>
      <style:paragraph-properties style:writing-mode="lr-tb"/>
      <style:text-properties style:font-size-asian="8pt" fo:font-size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size-asian="8pt" fo:font-size="8pt" style:font-size-complex="8pt"/>
    </style:style>
    <style:style style:name="T1" style:family="text">
      <style:text-properties style:font-size-asian="8pt" fo:font-size="8pt" style:font-size-complex="8pt"/>
    </style:style>
  </office:automatic-styles>
  <office:body>
    <office:spreadsheet>
      <table:calculation-settings table:automatic-find-labels="false" table:use-wildcards="true" table:use-regular-expressions="false"/>
      <table:table table:name="Bar" table:style-name="ta1">
        <table:shapes>
          <draw:frame draw:name="B2-C3-entries-props" svg:width="12.787cm" svg:height="6.43cm" svg:y="1.029cm" draw:z-index="0" draw:text-style-name="P1" draw:style-name="gr1" svg:x="6.672cm">
            <draw:object xlink:type="simple" xlink:show="embed" xlink:href="./Object 1" xlink:actuate="onLoad" draw:notify-on-update-of-ranges="Bar.B2:Bar.B2 Bar.B3:Bar.B7 Bar.C2:Bar.C2 Bar.C3:Bar.C7">
              <loext:p/>
            </draw:object>
            <draw:image xlink:type="simple" xlink:show="embed" xlink:href="./ObjectReplacements/Object 1" xlink:actuate="onLoad"/>
          </draw:frame>
        </table:shapes>
        <table:table-column table:number-columns-repeated="1" table:default-cell-style-name="Default" table:style-name="co1"/>
        <table:table-column table:number-columns-repeated="2" table:default-cell-style-name="Default" table:style-name="co2"/>
        <table:table-row table:style-name="ro1">
          <table:table-cell table:protected="false" table:number-columns-repeated="3"/>
        </table:table-row>
        <table:table-row table:style-name="ro1">
          <table:table-cell table:protected="false"/>
          <table:table-cell table:protected="false" office:value-type="string" calcext:value-type="string" table:style-name="ce1">
            <text:p>Name</text:p>
          </table:table-cell>
          <table:table-cell table:protected="false" office:value-type="string" calcext:value-type="string" table:style-name="ce5">
            <text:p>%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G</text:p>
          </table:table-cell>
          <table:table-cell table:style-name="ce4" table:protected="false" calcext:value-type="string" office:value="10" office:value-type="float">
            <text:p>10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T</text:p>
          </table:table-cell>
          <table:table-cell table:style-name="ce4" table:protected="false" calcext:value-type="string" office:value="20" office:value-type="float">
            <text:p>20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F</text:p>
          </table:table-cell>
          <table:table-cell table:style-name="ce4" table:protected="false" calcext:value-type="string" office:value="35" office:value-type="float">
            <text:p>35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V</text:p>
          </table:table-cell>
          <table:table-cell table:style-name="ce4" table:protected="false" calcext:value-type="string" office:value="25" office:value-type="float">
            <text:p>25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K</text:p>
          </table:table-cell>
          <table:table-cell table:style-name="ce4" table:protected="false" calcext:value-type="string" office:value="10" office:value-type="float">
            <text:p>10</text:p>
          </table:table-cell>
        </table:table-row>
      </table:table>
      <table:table table:name="Pie" table:style-name="ta1">
        <table:shapes>
          <draw:frame draw:name="B2-C3-entries" svg:width="12.21cm" svg:height="6.412cm" svg:y="0.705cm" draw:z-index="0" draw:text-style-name="P1" draw:style-name="gr1" svg:x="7.326cm">
            <draw:object xlink:type="simple" xlink:show="embed" xlink:href="./Object 2" xlink:actuate="onLoad" draw:notify-on-update-of-ranges="Pie.B2:Pie.B2 Pie.B3:Pie.B7 Pie.C2:Pie.C2 Pie.C3:Pie.C7">
              <loext:p/>
            </draw:object>
            <draw:image xlink:type="simple" xlink:show="embed" xlink:href="./ObjectReplacements/Object 2" xlink:actuate="onLoad"/>
          </draw:frame>
        </table:shapes>
        <table:table-column table:number-columns-repeated="1" table:default-cell-style-name="Default" table:style-name="co3"/>
        <table:table-column table:number-columns-repeated="2" table:default-cell-style-name="Default" table:style-name="co2"/>
        <table:table-row table:style-name="ro1">
          <table:table-cell table:protected="false" table:number-columns-repeated="3"/>
        </table:table-row>
        <table:table-row table:style-name="ro1">
          <table:table-cell table:protected="false"/>
          <table:table-cell table:protected="false" office:value-type="string" calcext:value-type="string" table:style-name="ce1">
            <text:p>Name</text:p>
          </table:table-cell>
          <table:table-cell table:protected="false" office:value-type="string" calcext:value-type="string" table:style-name="ce5">
            <text:p>%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G</text:p>
          </table:table-cell>
          <table:table-cell table:style-name="ce4" table:protected="false" calcext:value-type="string" office:value="10" office:value-type="float">
            <text:p>10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T</text:p>
          </table:table-cell>
          <table:table-cell table:style-name="ce4" table:protected="false" calcext:value-type="string" office:value="20" office:value-type="float">
            <text:p>20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F</text:p>
          </table:table-cell>
          <table:table-cell table:style-name="ce4" table:protected="false" calcext:value-type="string" office:value="35" office:value-type="float">
            <text:p>35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V</text:p>
          </table:table-cell>
          <table:table-cell table:style-name="ce4" table:protected="false" calcext:value-type="string" office:value="25" office:value-type="float">
            <text:p>25</text:p>
          </table:table-cell>
        </table:table-row>
        <table:table-row table:style-name="ro1">
          <table:table-cell table:protected="false"/>
          <table:table-cell table:style-name="ce4" table:protected="false" calcext:value-type="string" office:value-type="string">
            <text:p>K</text:p>
          </table:table-cell>
          <table:table-cell table:style-name="ce4" table:protected="false" calcext:value-type="string" office:value="10" office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3">
  <office:font-face-decls>
    <style:font-face style:name="FreeSans" style:font-pitch="variable" svg:font-family="FreeSans" style:font-family-generic="system"/>
    <style:font-face style:name="Liberation Sans" style:font-pitch="variable" svg:font-family="'Liberation Sans'" style:font-family-generic="swiss"/>
    <style:font-face style:name="Lohit Devanagari" style:font-pitch="variable" svg:font-family="'Lohit Devanagari'" style:font-family-generic="system"/>
    <style:font-face style:name="Nimbus Sans" style:font-pitch="variable" svg:font-family="'Nimbus Sans'" style:font-family-generic="swiss"/>
    <style:font-face style:name="Noto Sans" style:font-pitch="variable" svg:font-family="'Noto Sans'" style:font-family-generic="system"/>
    <style:font-face style:name="Noto Sans CJK SC" style:font-pitch="variable" svg:font-family="'Noto Sans CJK SC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table-cell">
      <style:paragraph-properties style:tab-stop-distance="1.25cm"/>
      <style:text-properties fo:country="BE" fo:language="fr" style:font-name="Liberation Sans" style:language-asian="zh" style:language-complex="hi" style:font-size-asian="10pt" style:font-name-asian="Noto Sans CJK SC" fo:font-size="10pt" style:font-size-complex="10pt" style:country-asian="CN" style:font-name-complex="Lohit Devanagari" style:country-complex="IN"/>
    </style:default-style>
    <style:default-style style:family="graphic">
      <style:graphic-properties svg:stroke-color="#3465a4" style:writing-mode="page" fo:wrap-option="no-wrap" draw:shadow-offset-y="0.3cm" draw:shadow-offset-x="0.3cm" draw:fill-color="#729fcf"/>
      <style:paragraph-properties style:writing-mode="page" loext:tab-stop-distance="0cm" style:text-autospace="ideograph-alpha" style:font-independent-line-spacing="false" style:punctuation-wrap="simple" style:line-break="strict">
        <style:tab-stops/>
      </style:paragraph-properties>
      <style:text-properties style:font-family-generic-asian="system" style:font-family-generic-complex="system" style:use-window-font-color="true" style:font-pitch-complex="variable" fo:country="BE" loext:opacity="0%" fo:font-family="'Liberation Serif'" style:country-asian="CN" style:language-asian="zh" style:language-complex="hi" fo:language="fr" style:font-family-complex="'DejaVu Sans'" fo:font-size="12pt" style:font-family-asian="'DejaVu Sans'" style:font-size-asian="12pt" style:font-pitch="variable" style:letter-kerning="true" style:font-pitch-asian="variable" style:font-size-complex="12pt" style:font-family-generic="roman" style:country-complex="IN"/>
    </style:default-style>
    <style:style style:name="Default" style:family="graphic"/>
    <style:style style:name="Note" style:parent-style-name="Default" style:family="graphic">
      <style:graphic-properties fo:padding-left="0.1cm" draw:shadow-offset-x="0.1cm" draw:marker-start-width="0.2cm" draw:shadow-offset-y="0.1cm" draw:stroke="solid" draw:marker-start="Arrowheads_20_1" fo:padding-bottom="0.1cm" draw:shadow="visible" draw:auto-grow-height="true" fo:padding-right="0.1cm" draw:marker-start-center="false" fo:padding-top="0.1cm" draw:fill="solid" draw:auto-grow-width="false" draw:fill-color="#ffffc0"/>
      <style:text-properties style:font-family-generic-asian="system" style:font-name-complex="Lohit Devanagari" style:font-family-generic-complex="system" style:font-size-asian="10pt" fo:font-family="'Liberation Sans'" style:font-name="Liberation Sans" style:font-size-complex="10pt" style:font-family-asian="'Noto Sans CJK SC'" style:font-name-asian="Noto Sans CJK SC" style:font-family-complex="'Lohit Devanagari'" fo:font-size="10pt" style:font-pitch-complex="variable" style:font-pitch="variable" style:font-pitch-asian="variable" style:font-family-generic="swiss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country="BE" number:language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country="BE" number:language="fr">€</number:currency-symbol>
      <style:map style:apply-style-name="N115P0" style:condition="value()&gt;=0"/>
    </number:currency-style>
    <style:style style:name="Default" style:family="table-cell"/>
    <style:style style:name="Heading" style:parent-style-name="Default" style:family="table-cell">
      <style:table-cell-properties style:shrink-to-fit="false" fo:wrap-option="no-wrap"/>
      <style:text-properties fo:font-weight="bold" fo:font-style="normal" style:font-size-asian="24pt" style:font-weight-complex="bold" style:font-size-complex="24pt" fo:font-size="24pt" style:font-style-asian="normal" style:font-style-complex="normal" fo:color="#000000" style:font-weight-asian="bold"/>
    </style:style>
    <style:style style:name="Heading_20_1" style:display-name="Heading 1" style:parent-style-name="Heading" style:family="table-cell">
      <style:table-cell-properties style:shrink-to-fit="false" fo:wrap-option="no-wrap"/>
      <style:text-properties style:font-size-asian="18pt" fo:font-size="18pt" style:font-size-complex="18pt"/>
    </style:style>
    <style:style style:name="Heading_20_2" style:display-name="Heading 2" style:parent-style-name="Heading" style:family="table-cell">
      <style:table-cell-properties style:shrink-to-fit="false" fo:wrap-option="no-wrap"/>
      <style:text-properties style:font-size-asian="12pt" fo:font-size="12pt" style:font-size-complex="12pt"/>
    </style:style>
    <style:style style:name="Text" style:parent-style-name="Default" style:family="table-cell">
      <style:table-cell-properties style:shrink-to-fit="false" fo:wrap-option="no-wrap"/>
    </style:style>
    <style:style style:name="Note" style:parent-style-name="Text" style:family="table-cell">
      <style:table-cell-properties fo:border="0.74pt solid #808080" fo:background-color="#ffffcc" fo:wrap-option="no-wrap" style:shrink-to-fit="false" style:diagonal-tl-br="none" style:diagonal-bl-tr="none"/>
      <style:text-properties fo:color="#333333"/>
    </style:style>
    <style:style style:name="Footnote" style:parent-style-name="Text" style:family="table-cell">
      <style:table-cell-properties style:shrink-to-fit="false" fo:wrap-option="no-wrap"/>
      <style:text-properties fo:color="#808080" fo:font-style="italic" style:font-style-asian="italic" style:font-style-complex="italic"/>
    </style:style>
    <style:style style:name="Hyperlink" style:parent-style-name="Text" style:family="table-cell">
      <style:table-cell-properties style:shrink-to-fit="false" fo:wrap-option="no-wrap"/>
      <style:text-properties style:text-underline-width="auto" fo:color="#0000ee" style:text-underline-color="#0000ee" style:text-underline-style="solid"/>
    </style:style>
    <style:style style:name="Status" style:parent-style-name="Default" style:family="table-cell">
      <style:table-cell-properties style:shrink-to-fit="false" fo:wrap-option="no-wrap"/>
    </style:style>
    <style:style style:name="Good" style:parent-style-name="Status" style:family="table-cell">
      <style:table-cell-properties style:shrink-to-fit="false" fo:background-color="#ccffcc" fo:wrap-option="no-wrap"/>
      <style:text-properties fo:color="#006600"/>
    </style:style>
    <style:style style:name="Neutral" style:parent-style-name="Status" style:family="table-cell">
      <style:table-cell-properties style:shrink-to-fit="false" fo:background-color="#ffffcc" fo:wrap-option="no-wrap"/>
      <style:text-properties fo:color="#996600"/>
    </style:style>
    <style:style style:name="Bad" style:parent-style-name="Status" style:family="table-cell">
      <style:table-cell-properties style:shrink-to-fit="false" fo:background-color="#ffcccc" fo:wrap-option="no-wrap"/>
      <style:text-properties fo:color="#cc0000"/>
    </style:style>
    <style:style style:name="Warning" style:parent-style-name="Status" style:family="table-cell">
      <style:table-cell-properties style:shrink-to-fit="false" fo:wrap-option="no-wrap"/>
      <style:text-properties fo:color="#cc0000"/>
    </style:style>
    <style:style style:name="Error" style:parent-style-name="Status" style:family="table-cell">
      <style:table-cell-properties style:shrink-to-fit="false" fo:background-color="#cc0000" fo:wrap-option="no-wrap"/>
      <style:text-properties fo:font-weight="bold" fo:color="#ffffff" style:font-weight-asian="bold" style:font-weight-complex="bold"/>
    </style:style>
    <style:style style:name="Accent" style:parent-style-name="Default" style:family="table-cell">
      <style:table-cell-properties style:shrink-to-fit="false" fo:wrap-option="no-wrap"/>
      <style:text-properties fo:font-weight="bold" style:font-weight-asian="bold" style:font-weight-complex="bold"/>
    </style:style>
    <style:style style:name="Accent_20_1" style:display-name="Accent 1" style:parent-style-name="Accent" style:family="table-cell">
      <style:table-cell-properties style:shrink-to-fit="false" fo:background-color="#000000" fo:wrap-option="no-wrap"/>
      <style:text-properties fo:color="#ffffff"/>
    </style:style>
    <style:style style:name="Accent_20_2" style:display-name="Accent 2" style:parent-style-name="Accent" style:family="table-cell">
      <style:table-cell-properties style:shrink-to-fit="false" fo:background-color="#808080" fo:wrap-option="no-wrap"/>
      <style:text-properties fo:color="#ffffff"/>
    </style:style>
    <style:style style:name="Accent_20_3" style:display-name="Accent 3" style:parent-style-name="Accent" style:family="table-cell">
      <style:table-cell-properties style:shrink-to-fit="false" fo:background-color="#dddddd" fo:wrap-option="no-wrap"/>
    </style:style>
    <style:style style:name="Result" style:parent-style-name="Default" style:family="table-cell">
      <style:table-cell-properties style:shrink-to-fit="false" fo:wrap-option="no-wrap"/>
      <style:text-properties style:text-underline-width="auto" fo:font-weight="bold" fo:font-style="italic" style:text-underline-style="solid" style:font-weight-complex="bold" style:text-underline-color="font-color" style:font-style-asian="italic" style:font-style-complex="italic" style:font-weight-asian="bold"/>
    </style:style>
    <draw:marker draw:name="Arrowheads_20_1" svg:viewBox="0 0 20 30" svg:d="M10 0l-10 30h20z" draw:display-name="Arrowheads 1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1.5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1.5pt solid #000000" fo:background-color="#c0c0c0" fo:padding="0.018cm" fo:margin-left="0cm" fo:min-height="0.75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22:42:54.510615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4:23:09.263919825</meta:creation-date>
    <dc:date>2024-12-29T22:43:03.634993304</dc:date>
    <meta:editing-duration>PT3H9M48S</meta:editing-duration>
    <meta:editing-cycles>30</meta:editing-cycles>
    <meta:generator>LibreOffice/24.2.7.2$Linux_X86_64 LibreOffice_project/420$Build-2</meta:generator>
    <meta:document-statistic meta:table-count="2" meta:cell-count="8" meta:object-count="2"/>
    <dc:title>odsGraphics</dc:title>
  </office:meta>
</office:document-meta>
</file>

<file path=Object 1/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chartooo="http://openoffice.org/2010/chart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 draw:stroke="none"/>
      <style:text-properties style:font-size-asian="10pt" fo:font-size="10pt" style:font-size-complex="10pt"/>
    </style:style>
    <style:style style:name="ch3" style:family="chart">
      <style:chart-properties chart:auto-size="true" chart:treat-empty-cells="leave-gap" chart:include-hidden-cells="false" chart:auto-position="true" chart:right-angled-axes="true"/>
    </style:style>
    <style:style style:name="ch4" style:data-style-name="N0" style:family="chart">
      <style:chart-properties chart:display-label="true" loext:try-staggering-first="false" chart:link-data-style-to-source="true" chart:axis-position="0" text:line-break="false" chart:logarithmic="false" chart:reverse-direction="false"/>
      <style:graphic-properties svg:stroke-color="#b3b3b3"/>
      <style:text-properties style:font-size-asian="10pt" fo:font-size="10pt" style:font-size-complex="10pt"/>
    </style:style>
    <style:style style:name="ch5" style:data-style-name="N0" style:family="chart">
      <style:chart-properties chart:display-label="true" loext:try-staggering-first="false" chart:link-data-style-to-source="true" chart:axis-position="0" text:line-break="false" chart:logarithmic="false" chart:reverse-direction="false"/>
      <style:graphic-properties svg:stroke-color="#b3b3b3"/>
      <style:text-properties style:font-size-asian="10pt" fo:font-size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b3b3b3" draw:fill="none" draw:fill-color="#e6e6e6" draw:stroke="solid"/>
    </style:style>
    <style:style style:name="ch8" style:family="chart">
      <style:graphic-properties svg:stroke-color="#b3b3b3" draw:fill-color="#cccccc"/>
    </style:style>
    <style:style style:name="ch9" style:family="chart" style:data-style-name="N0">
      <style:chart-properties chart:link-data-style-to-source="true"/>
      <style:graphic-properties draw:stroke="solid" draw:stroke-color="#b3b3b3" draw:fill="solid" draw:fill-color="#d56262"/>
      <style:text-properties fo:font-size="10pt" style:font-size-asian="10pt" style:font-size-complex="10pt"/>
    </style:style>
  </office:automatic-styles>
  <office:body>
    <office:chart>
      <chart:chart xlink:href=".." svg:height="6.431cm" svg:width="12.788cm" chart:style-name="ch1" xlink:type="simple" chart:class="chart:bar">
        <chart:legend svg:y="0cm" svg:x="0cm" style:legend-expansion="high" chart:style-name="ch2" chart:legend-position="end"/>
        <chart:plot-area table:cell-range-address="Bar.B2:Bar.C7" svg:width="12.068cm" svg:height="6.175cm" svg:y="0.128cm" svg:x="0.255cm" chart:style-name="ch3" chart:data-source-has-labels="both">
          <chart:coordinate-region svg:y="0.301cm" svg:x="0.876cm" svg:height="5.83cm" svg:width="11.447cm"/>
          <chart:axis chartooo:axis-type="text" chart:style-name="ch4" chart:dimension="x" chart:name="primary-x">
            <chart:categories table:cell-range-address="Bar.B3:Bar.B7"/>
          </chart:axis>
          <chart:axis chart:style-name="ch5" chart:dimension="y" chart:name="primary-y">
            <chart:grid chart:class="major" chart:style-name="ch6"/>
          </chart:axis>
          <chart:series chart:style-name="ch9" chart:values-cell-range-address="Bar.C3:Bar.C7" chart:label-cell-address="Bar.C2:Bar.C2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chartooo="http://openoffice.org/2010/chart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 draw:stroke="none"/>
      <style:text-properties style:font-size-asian="10pt" fo:font-size="10pt" style:font-size-complex="10pt"/>
    </style:style>
    <style:style style:name="ch3" style:family="chart">
      <style:chart-properties chart:auto-size="true" chart:three-dimensional="true" chart:include-hidden-cells="false" chart:auto-position="true" chart:right-angled-axes="true"/>
    </style:style>
    <style:style style:name="ch4" style:data-style-name="N0" style:family="chart">
      <style:chart-properties chart:display-label="true" loext:try-staggering-first="false" chart:link-data-style-to-source="true" chart:axis-position="0" text:line-break="false" chart:logarithmic="false" chart:reverse-direction="true"/>
      <style:graphic-properties svg:stroke-color="#b3b3b3"/>
      <style:text-properties style:font-size-asian="10pt" fo:font-size="10pt" style:font-size-complex="10pt"/>
    </style:style>
    <style:style style:name="ch5" style:data-style-name="N0" style:family="chart">
      <style:chart-properties chart:display-label="true" loext:try-staggering-first="false" chart:link-data-style-to-source="true" chart:axis-position="0" text:line-break="false" chart:logarithmic="false" chart:reverse-direction="false"/>
      <style:graphic-properties svg:stroke-color="#b3b3b3"/>
      <style:text-properties style:font-size-asian="10pt" fo:font-size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b3b3b3" draw:fill="none" draw:fill-color="#e6e6e6" draw:stroke="solid"/>
    </style:style>
    <style:style style:name="ch8" style:family="chart">
      <style:graphic-properties svg:stroke-color="#b3b3b3" draw:fill-color="#cccccc"/>
    </style:style>
    <style:style style:name="ch9" style:family="chart" style:data-style-name="N0">
      <style:chart-properties chart:link-data-style-to-source="true"/>
      <style:graphic-properties draw:stroke="none" draw:stroke-color="#b3b3b3" draw:fill="solid" draw:fill-color="#004586"/>
      <style:text-properties fo:font-size="10pt" style:font-size-asian="10pt" style:font-size-complex="10pt"/>
    </style:style>
  </office:automatic-styles>
  <office:body>
    <office:chart>
      <chart:chart xlink:href=".." svg:height="6.413cm" svg:width="12.211cm" chart:style-name="ch1" xlink:type="simple" chart:class="chart:circle">
        <chart:legend svg:y="0cm" svg:x="0cm" style:legend-expansion="high" chart:style-name="ch2" chart:legend-position="end"/>
        <chart:plot-area table:cell-range-address="Pie.B2:Pie.C7" dr3d:lighting-mode="true" dr3d:distance="4.2cm" dr3d:shadow-slant="0" dr3d:transform="matrix (1 0 0 0 0.5 -0.866025403784439 0 0.866025403784439 0.5 0cm 0cm 0cm)" chart:data-source-has-labels="both" dr3d:vrp="(0 0 87591.2408759124)" svg:width="11.301cm" svg:height="5.713cm" svg:y="0.35cm" svg:x="0.35cm" chart:style-name="ch3" dr3d:ambient-color="#666666" dr3d:shade-mode="gouraud" dr3d:focal-length="8cm" dr3d:projection="parallel">
          <chart:coordinate-region svg:y="0.35cm" svg:x="1.243cm" svg:height="5.713cm" svg:width="9.515cm"/>
          <dr3d:light dr3d:direction="(0 0 1)" dr3d:specular="true" dr3d:enabled="false" dr3d:diffuse-color="#808080"/>
          <dr3d:light dr3d:direction="(0.6 0.6 0.6)" dr3d:specular="false" dr3d:enabled="true" dr3d:diffuse-color="#b3b3b3"/>
          <dr3d:light dr3d:direction="(0 0 1)" dr3d:specular="false" dr3d:enabled="false" dr3d:diffuse-color="#808080"/>
          <dr3d:light dr3d:direction="(0 0 1)" dr3d:specular="false" dr3d:enabled="false" dr3d:diffuse-color="#808080"/>
          <dr3d:light dr3d:direction="(0 0 1)" dr3d:specular="false" dr3d:enabled="false" dr3d:diffuse-color="#808080"/>
          <dr3d:light dr3d:direction="(0 0 1)" dr3d:specular="false" dr3d:enabled="false" dr3d:diffuse-color="#808080"/>
          <dr3d:light dr3d:direction="(0 0 1)" dr3d:specular="false" dr3d:enabled="false" dr3d:diffuse-color="#808080"/>
          <dr3d:light dr3d:direction="(0 0 1)" dr3d:specular="false" dr3d:enabled="false" dr3d:diffuse-color="#808080"/>
          <chart:axis chartooo:axis-type="text" chart:style-name="ch4" chart:dimension="x" chart:name="primary-x">
            <chart:categories table:cell-range-address="Pie.B3:Pie.B7"/>
          </chart:axis>
          <chart:axis chart:style-name="ch5" chart:dimension="y" chart:name="primary-y">
            <chart:grid chart:class="major" chart:style-name="ch6"/>
          </chart:axis>
          <chart:series chart:style-name="ch9" chart:values-cell-range-address="Pie.C3:Pie.C7" chart:label-cell-address="Pie.C2:Pie.C2" chart:class="chart:circle">
            <chart:data-point chart:repeated="5"/>
          </chart:series>
          <chart:axis chart:style-name="ch5" chart:dimension="z" chart:name="primary-z"/>
          <chart:series chart:style-name="ch9" chart:values-cell-range-address="Pie.C3:Pie.C7" chart:label-cell-address="Pie.C2:Pie.C2" chart:class="chart:circl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